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2543" officeooo:paragraph-rsid="00072543"/>
    </style:style>
    <style:style style:name="P2" style:family="paragraph" style:parent-style-name="Standard">
      <style:text-properties officeooo:rsid="0007389d" officeooo:paragraph-rsid="0007389d"/>
    </style:style>
    <style:style style:name="P3" style:family="paragraph" style:parent-style-name="Standard">
      <style:text-properties officeooo:rsid="000a351d" officeooo:paragraph-rsid="000a351d"/>
    </style:style>
    <style:style style:name="P4" style:family="paragraph" style:parent-style-name="Standard">
      <style:text-properties officeooo:rsid="000a351d" officeooo:paragraph-rsid="002adfd3"/>
    </style:style>
    <style:style style:name="P5" style:family="paragraph" style:parent-style-name="Standard">
      <style:text-properties officeooo:rsid="000a351d" officeooo:paragraph-rsid="002c9b97"/>
    </style:style>
    <style:style style:name="P6" style:family="paragraph" style:parent-style-name="Standard">
      <style:text-properties fo:font-weight="normal" officeooo:rsid="001dcf70" officeooo:paragraph-rsid="002584c0" style:font-weight-asian="normal" style:font-weight-complex="normal"/>
    </style:style>
    <style:style style:name="P7" style:family="paragraph" style:parent-style-name="Preformatted_20_Text">
      <style:text-properties style:use-window-font-color="true" fo:font-weight="normal" officeooo:rsid="0007389d" officeooo:paragraph-rsid="0007389d" style:font-weight-asian="normal" style:font-weight-complex="normal"/>
    </style:style>
    <style:style style:name="P8" style:family="paragraph" style:parent-style-name="Preformatted_20_Text">
      <style:text-properties style:use-window-font-color="true" fo:font-weight="normal" officeooo:rsid="0007389d" officeooo:paragraph-rsid="000a351d" style:font-weight-asian="normal" style:font-weight-complex="normal"/>
    </style:style>
    <style:style style:name="P9" style:family="paragraph" style:parent-style-name="Preformatted_20_Text">
      <style:text-properties style:use-window-font-color="true" fo:font-weight="normal" officeooo:rsid="0007389d" officeooo:paragraph-rsid="001e0d32" style:font-weight-asian="normal" style:font-weight-complex="normal"/>
    </style:style>
    <style:style style:name="P10" style:family="paragraph" style:parent-style-name="Preformatted_20_Text">
      <style:text-properties style:use-window-font-color="true" fo:font-weight="normal" officeooo:rsid="0007389d" officeooo:paragraph-rsid="002adfd3" style:font-weight-asian="normal" style:font-weight-complex="normal"/>
    </style:style>
    <style:style style:name="P11" style:family="paragraph" style:parent-style-name="Preformatted_20_Text">
      <style:text-properties style:use-window-font-color="true" fo:font-weight="normal" officeooo:rsid="0007389d" officeooo:paragraph-rsid="002c9b97" style:font-weight-asian="normal" style:font-weight-complex="normal"/>
    </style:style>
    <style:style style:name="P12" style:family="paragraph" style:parent-style-name="Preformatted_20_Text">
      <style:text-properties style:use-window-font-color="true" fo:font-weight="normal" officeooo:rsid="000a351d" officeooo:paragraph-rsid="000a351d" style:font-weight-asian="normal" style:font-weight-complex="normal"/>
    </style:style>
    <style:style style:name="P13" style:family="paragraph" style:parent-style-name="Preformatted_20_Text">
      <style:text-properties style:use-window-font-color="true" fo:font-weight="normal" officeooo:rsid="000b1aa9" officeooo:paragraph-rsid="000a351d" style:font-weight-asian="normal" style:font-weight-complex="normal"/>
    </style:style>
    <style:style style:name="P14" style:family="paragraph" style:parent-style-name="Preformatted_20_Text">
      <style:text-properties style:use-window-font-color="true" fo:font-weight="normal" officeooo:rsid="00283eed" officeooo:paragraph-rsid="00291d91" style:font-weight-asian="normal" style:font-weight-complex="normal"/>
    </style:style>
    <style:style style:name="P15" style:family="paragraph" style:parent-style-name="Preformatted_20_Text">
      <style:text-properties style:use-window-font-color="true" fo:font-weight="normal" officeooo:rsid="002adfd3" officeooo:paragraph-rsid="002adfd3" style:font-weight-asian="normal" style:font-weight-complex="normal"/>
    </style:style>
    <style:style style:name="P16" style:family="paragraph" style:parent-style-name="Preformatted_20_Text">
      <style:text-properties style:use-window-font-color="true" style:font-name="Liberation Mono" fo:font-size="10pt" fo:font-weight="normal" officeooo:rsid="00283eed" officeooo:paragraph-rsid="00291d91" style:font-size-asian="10pt" style:font-weight-asian="normal" style:font-size-complex="10pt" style:font-weight-complex="normal"/>
    </style:style>
    <style:style style:name="P17" style:family="paragraph" style:parent-style-name="Preformatted_20_Text">
      <style:text-properties fo:font-weight="normal" officeooo:rsid="002adfd3" officeooo:paragraph-rsid="002adfd3" style:font-weight-asian="normal" style:font-weight-complex="normal"/>
    </style:style>
    <style:style style:name="P18" style:family="paragraph" style:parent-style-name="Preformatted_20_Text">
      <style:text-properties fo:font-weight="normal" officeooo:rsid="002adfd3" officeooo:paragraph-rsid="002e391f" style:font-weight-asian="normal" style:font-weight-complex="normal"/>
    </style:style>
    <style:style style:name="P19" style:family="paragraph" style:parent-style-name="Preformatted_20_Text">
      <style:text-properties fo:font-weight="normal" officeooo:rsid="002c9b97" officeooo:paragraph-rsid="002e391f" style:font-weight-asian="normal" style:font-weight-complex="normal"/>
    </style:style>
    <style:style style:name="P20" style:family="paragraph" style:parent-style-name="Standard">
      <style:text-properties fo:font-weight="bold" officeooo:rsid="00264271" officeooo:paragraph-rsid="00264271" style:font-weight-asian="bold" style:font-weight-complex="bold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1e24bb"/>
    </style:style>
    <style:style style:name="T3" style:family="text">
      <style:text-properties style:use-window-font-color="true" style:font-name="Liberation Mono" fo:font-size="10pt" style:text-underline-style="none" officeooo:rsid="00283eed" style:font-size-asian="10pt" style:font-size-complex="10pt"/>
    </style:style>
    <style:style style:name="T4" style:family="text">
      <style:text-properties style:use-window-font-color="true" style:font-name="Liberation Mono" fo:font-size="10pt" style:text-underline-style="none" officeooo:rsid="002e391f" style:font-size-asian="10pt" style:font-size-complex="10pt"/>
    </style:style>
    <style:style style:name="T5" style:family="text">
      <style:text-properties style:use-window-font-color="true" officeooo:rsid="0027a188"/>
    </style:style>
    <style:style style:name="T6" style:family="text">
      <style:text-properties style:use-window-font-color="true" style:text-underline-style="none"/>
    </style:style>
    <style:style style:name="T7" style:family="text">
      <style:text-properties style:use-window-font-color="true" style:text-underline-style="none" officeooo:rsid="002b97a9"/>
    </style:style>
    <style:style style:name="T8" style:family="text">
      <style:text-properties style:use-window-font-color="true" style:text-underline-style="none" officeooo:rsid="002c9b97"/>
    </style:style>
    <style:style style:name="T9" style:family="text">
      <style:text-properties style:use-window-font-color="true" style:text-underline-style="none" officeooo:rsid="002e391f"/>
    </style:style>
    <style:style style:name="T10" style:family="text">
      <style:text-properties style:font-name="Liberation Mono" fo:font-size="10pt" style:font-size-asian="10pt" style:font-size-complex="10pt"/>
    </style:style>
    <style:style style:name="T11" style:family="text">
      <style:text-properties style:font-name="Liberation Mono" fo:font-size="10pt" officeooo:rsid="00291d91" style:font-size-asian="10pt" style:font-size-complex="10pt"/>
    </style:style>
    <style:style style:name="T12" style:family="text">
      <style:text-properties style:font-name="Liberation Mono" fo:font-size="10pt" officeooo:rsid="00306490" style:font-size-asian="10pt" style:font-size-complex="10pt"/>
    </style:style>
    <style:style style:name="T13" style:family="text">
      <style:text-properties officeooo:rsid="002584c0"/>
    </style:style>
    <style:style style:name="T14" style:family="text">
      <style:text-properties officeooo:rsid="0026efa9"/>
    </style:style>
    <style:style style:name="T15" style:family="text">
      <style:text-properties officeooo:rsid="0027137a"/>
    </style:style>
    <style:style style:name="T16" style:family="text">
      <style:text-properties officeooo:rsid="002adfd3"/>
    </style:style>
    <style:style style:name="T17" style:family="text">
      <style:text-properties officeooo:rsid="002c9b97"/>
    </style:style>
    <style:style style:name="T18" style:family="text">
      <style:text-properties officeooo:rsid="00306490"/>
    </style:style>
    <style:style style:name="T19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9">Deploy spring boot application</text:span></text:p>
      <text:p text:style-name="P1"/>
      <text:p text:style-name="P2">1. Move to project location:</text:p>
      <text:p text:style-name="P7">cd /home/adam/Development/repos/java/master-data</text:p>
      <text:p text:style-name="P2"/>
      <text:p text:style-name="P3">2. <text:span text:style-name="T15">Run build</text:span></text:p>
      <text:p text:style-name="P8">./mvnw clean package </text:p>
      <text:p text:style-name="P8"/>
      <text:p text:style-name="P6"><text:span text:style-name="T2">3</text:span><text:span text:style-name="T1">. </text:span><text:span text:style-name="T5">Copy application to server</text:span></text:p>
      <text:p text:style-name="P16">scp target/master-data*.jar pi@192.168.0.<text:span text:style-name="T18">87</text:span>:/home/pi/server/app/master-data.jar</text:p>
      <text:p text:style-name="P14"><text:span text:style-name="T10">scp target/master-data*.jar pi@192.168.0.</text:span><text:span text:style-name="T12">87</text:span><text:span text:style-name="T10">:/home/pi/server/app/master-data-</text:span><text:span text:style-name="T11">stage</text:span><text:span text:style-name="T10">.jar</text:span></text:p>
      <text:p text:style-name="P9"/>
      <text:p text:style-name="P3"><text:span text:style-name="T13">4</text:span>. <text:span text:style-name="T16">SSH into server</text:span></text:p>
      <text:p text:style-name="P17"><text:span text:style-name="T1">ssh </text:span><text:a xlink:type="simple" xlink:href="mailto:pi@192.168.0.103" text:style-name="Internet_20_link" text:visited-style-name="Visited_20_Internet_20_Link">pi@192.168.0.</text:a><text:a xlink:type="simple" xlink:href="mailto:pi@192.168.0.103" text:style-name="Internet_20_link" text:visited-style-name="Visited_20_Internet_20_Link"><text:span text:style-name="T18">8</text:span></text:a><text:span text:style-name="T18">7</text:span></text:p>
      <text:p text:style-name="P10"/>
      <text:p text:style-name="P4"><text:span text:style-name="T17">5</text:span>. <text:span text:style-name="T16">Copy file to service directory</text:span></text:p>
      <text:p text:style-name="P18"><text:span text:style-name="T8">sudo </text:span><text:span text:style-name="T7">cp </text:span><text:span text:style-name="T3">/home/pi/server/app/master-data.jar </text:span><text:span text:style-name="T7">/var/my-apps/master-data/</text:span></text:p>
      <text:p text:style-name="P18"><text:span text:style-name="T8">sudo </text:span><text:span text:style-name="T7">cp </text:span><text:span text:style-name="T3">/home/pi/server/app/master-data-</text:span><text:span text:style-name="T4">stage</text:span><text:span text:style-name="T3">.jar </text:span><text:span text:style-name="T7">/var/my-apps/master-data/</text:span></text:p>
      <text:p text:style-name="P11"/>
      <text:p text:style-name="P5"><text:span text:style-name="T17">6</text:span>. <text:span text:style-name="T17">Restart service</text:span></text:p>
      <text:p text:style-name="P19"><text:span text:style-name="T7">s</text:span><text:span text:style-name="T6">udo systemctl restart master-data</text:span></text:p>
      <text:p text:style-name="P19"><text:span text:style-name="T7">s</text:span><text:span text:style-name="T6">udo systemctl restart master-data-</text:span><text:span text:style-name="T9">stage</text:span></text:p>
      <text:p text:style-name="P15"/>
      <text:p text:style-name="P15"/>
      <text:p text:style-name="P13"/>
      <text:p text:style-name="P8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23:37:54.352936347</meta:creation-date>
    <dc:date>2019-11-25T21:40:48.292168160</dc:date>
    <meta:editing-duration>PT1H9M12S</meta:editing-duration>
    <meta:editing-cycles>38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59" meta:character-count="638" meta:non-whitespace-character-count="594"/>
  </office:meta>
</office:document-meta>
</file>